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2025-11-19 19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02528" calcext:value-type="float">
            <text:p>18.70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2025-09-22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09664" calcext:value-type="float">
            <text:p>19.40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2025-08-20 17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63232" calcext:value-type="float">
            <text:p>19.76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2025-07-02 17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07784" calcext:value-type="float">
            <text:p>19.60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2025-06-04 17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44488" calcext:value-type="float">
            <text:p>19.14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2025-05-07 17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03696" calcext:value-type="float">
            <text:p>18.90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2025-04-03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54344" calcext:value-type="float">
            <text:p>18.75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2025-03-04 18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7756" calcext:value-type="float">
            <text:p>18.57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2025-02-19 18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78272" calcext:value-type="float">
            <text:p>18.17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2025-01-08 19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6044" calcext:value-type="float">
            <text:p>18.76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2024-12-09 18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74968" calcext:value-type="float">
            <text:p>19.17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2024-11-19 19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27112" calcext:value-type="float">
            <text:p>20.32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2024-10-0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12328" calcext:value-type="float">
            <text:p>20.91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2024-09-09 17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78344" calcext:value-type="float">
            <text:p>20.27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2024-08-08 18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52792" calcext:value-type="float">
            <text:p>20.05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2024-07-17 18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30416" calcext:value-type="float">
            <text:p>19.33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2024-06-26 21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81064" calcext:value-type="float">
            <text:p>19.18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2024-05-15 19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87488" calcext:value-type="float">
            <text:p>20.28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2024-04-10 18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04152" calcext:value-type="float">
            <text:p>19.50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2024-03-13 18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58304" calcext:value-type="float">
            <text:p>19.95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2024-02-23 21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45984" calcext:value-type="float">
            <text:p>20.44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2024-01-25 20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47352" calcext:value-type="float">
            <text:p>22.24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2023-12-20 20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1136" calcext:value-type="float">
            <text:p>22.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2023-11-01 19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26472" calcext:value-type="float">
            <text:p>22.82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2023-09-22 17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67976" calcext:value-type="float">
            <text:p>22.66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2023-08-30 22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91192" calcext:value-type="float">
            <text:p>22.49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2023-07-19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81592" calcext:value-type="float">
            <text:p>21.88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2023-06-20 18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46568" calcext:value-type="float">
            <text:p>20.54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2023-05-16 21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19592" calcext:value-type="float">
            <text:p>21.11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2023-04-17 20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4456" calcext:value-type="float">
            <text:p>21.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2023-03-08 19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6564" calcext:value-type="float">
            <text:p>22.26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2023-02-21 19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2284" calcext:value-type="float">
            <text:p>22.72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2023-01-25 19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41" calcext:value-type="float">
            <text:p>23.2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2022-12-15 23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1448" calcext:value-type="float">
            <text:p>24.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2022-11-14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36984" calcext:value-type="float">
            <text:p>24.63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2022-10-18 2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15648" calcext:value-type="float">
            <text:p>24.61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2022-09-06 16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07088" calcext:value-type="float">
            <text:p>24.70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2022-08-04 16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72976" calcext:value-type="float">
            <text:p>24.57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2022-07-07 18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84584" calcext:value-type="float">
            <text:p>24.48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2022-06-06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95024" calcext:value-type="float">
            <text:p>24.19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2022-05-17 18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1156" calcext:value-type="float">
            <text:p>23.91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2022-04-12 18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97488" calcext:value-type="float">
            <text:p>24.09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2022-03-10 18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91264" calcext:value-type="float">
            <text:p>24.59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2022-02-09 18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49888" calcext:value-type="float">
            <text:p>24.24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2022-01-05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3264" calcext:value-type="float">
            <text:p>24.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2021-12-28 15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57024" calcext:value-type="float">
            <text:p>24.95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2021-11-23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67336" calcext:value-type="float">
            <text:p>25.16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2021-10-28 15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0216" calcext:value-type="float">
            <text:p>25.35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2021-09-23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9652" calcext:value-type="float">
            <text:p>25.49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2021-08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23952" calcext:value-type="float">
            <text:p>25.52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2021-07-27 17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45288" calcext:value-type="float">
            <text:p>25.54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2021-06-15 23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81864" calcext:value-type="float">
            <text:p>25.58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2021-05-20 17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93472" calcext:value-type="float">
            <text:p>25.49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2021-04-14 20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05664" calcext:value-type="float">
            <text:p>25.50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2021-03-05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36728" calcext:value-type="float">
            <text:p>25.63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2021-02-19 17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84912" calcext:value-type="float">
            <text:p>25.58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2021-01-07 17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51384" calcext:value-type="float">
            <text:p>25.55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2020-12-04 17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79272" calcext:value-type="float">
            <text:p>26.17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2020-11-05 17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21944" calcext:value-type="float">
            <text:p>26.22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2020-10-14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16432" calcext:value-type="float">
            <text:p>26.31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2020-09-18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23112" calcext:value-type="float">
            <text:p>26.42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2020-08-27 16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33424" calcext:value-type="float">
            <text:p>26.63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2020-07-27 16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54176" calcext:value-type="float">
            <text:p>26.55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2020-06-26 1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06576" calcext:value-type="float">
            <text:p>26.70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2020-05-28 17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54632" calcext:value-type="float">
            <text:p>27.15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2020-04-28 16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41856" calcext:value-type="float">
            <text:p>27.04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2020-02-20 15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45032" calcext:value-type="float">
            <text:p>26.54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2020-01-14 23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86536" calcext:value-type="float">
            <text:p>26.38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2019-12-12 18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28624" calcext:value-type="float">
            <text:p>26.32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2019-11-21 15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14424" calcext:value-type="float">
            <text:p>27.01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2019-10-08 21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47496" calcext:value-type="float">
            <text:p>26.44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2019-09-23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68704" calcext:value-type="float">
            <text:p>26.96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2019-08-13 15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95752" calcext:value-type="float">
            <text:p>28.49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2019-07-11 14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51912" calcext:value-type="float">
            <text:p>28.25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2019-06-19 14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416" calcext:value-type="float">
            <text:p>28.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2019-05-09 15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3752" calcext:value-type="float">
            <text:p>27.73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2019-04-18 21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31416" calcext:value-type="float">
            <text:p>27.33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2019-03-19 17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69288" calcext:value-type="float">
            <text:p>27.06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2019-02-27 19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91336" calcext:value-type="float">
            <text:p>26.69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2019-01-30 19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73176" calcext:value-type="float">
            <text:p>26.17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2018-12-18 20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48536" calcext:value-type="float">
            <text:p>27.14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2018-11-28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68" calcext:value-type="float">
            <text:p>27.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2018-10-24 19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38096" calcext:value-type="float">
            <text:p>27.43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2018-09-27 18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40432" calcext:value-type="float">
            <text:p>27.84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2018-08-29 19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45232" calcext:value-type="float">
            <text:p>28.14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2018-07-24 21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94" calcext:value-type="float">
            <text:p>28.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2018-06-27 20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8168" calcext:value-type="float">
            <text:p>28.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2018-05-29 19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22016" calcext:value-type="float">
            <text:p>28.32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2018-04-23 17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43352" calcext:value-type="float">
            <text:p>28.34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2018-03-27 15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84144" calcext:value-type="float">
            <text:p>28.58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2018-02-27 16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084" calcext:value-type="float">
            <text:p>29.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2018-01-30 21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37712" calcext:value-type="float">
            <text:p>28.93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2017-12-21 15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29736" calcext:value-type="float">
            <text:p>29.12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2017-11-28 19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64432" calcext:value-type="float">
            <text:p>29.36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2017-10-30 18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59048" calcext:value-type="float">
            <text:p>28.95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2017-09-27 18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9608" calcext:value-type="float">
            <text:p>29.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2017-08-30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78376" calcext:value-type="float">
            <text:p>29.67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2017-07-25 19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35576" calcext:value-type="float">
            <text:p>30.13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2017-06-27 20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47768" calcext:value-type="float">
            <text:p>30.14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2017-05-22 21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64176" calcext:value-type="float">
            <text:p>30.36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2017-04-17 21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72608" calcext:value-type="float">
            <text:p>30.77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2017-03-28 17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82792" calcext:value-type="float">
            <text:p>31.48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2017-02-17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1568" calcext:value-type="float">
            <text:p>34.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2017-01-18 17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61984" calcext:value-type="float">
            <text:p>34.16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2016-12-12 18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33512" calcext:value-type="float">
            <text:p>33.43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2016-11-08 19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77936" calcext:value-type="float">
            <text:p>33.77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2016-10-12 22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16392" calcext:value-type="float">
            <text:p>33.61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2016-09-14 21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1464" calcext:value-type="float">
            <text:p>33.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2016-08-19 00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29296" calcext:value-type="float">
            <text:p>33.22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2016-07-13 17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17816" calcext:value-type="float">
            <text:p>32.81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2016-06-22 18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04456" calcext:value-type="float">
            <text:p>32.60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2016-05-18 17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00368" calcext:value-type="float">
            <text:p>31.90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2016-04-27 17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78576" calcext:value-type="float">
            <text:p>31.27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2016-03-16 00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896" calcext:value-type="float">
            <text:p>31.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2016-02-17 22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59704" calcext:value-type="float">
            <text:p>31.15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2016-01-20 19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08472" calcext:value-type="float">
            <text:p>31.20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2015-12-14 20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79288" calcext:value-type="float">
            <text:p>30.87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2015-11-19 23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7144" calcext:value-type="float">
            <text:p>30.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2015-10-29 18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75656" calcext:value-type="float">
            <text:p>30.77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2015-09-21 21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53736" calcext:value-type="float">
            <text:p>30.65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2015-08-20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09312" calcext:value-type="float">
            <text:p>30.30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2015-07-22 17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06264" calcext:value-type="float">
            <text:p>30.30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2015-06-25 17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19168" calcext:value-type="float">
            <text:p>29.91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2015-05-28 17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61968" calcext:value-type="float">
            <text:p>29.46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2015-04-24 22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44192" calcext:value-type="float">
            <text:p>27.44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2015-03-25 17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65984" calcext:value-type="float">
            <text:p>28.06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2015-02-25 18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2928" calcext:value-type="float">
            <text:p>28.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2015-01-14 18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2364" calcext:value-type="float">
            <text:p>29.12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2014-12-15 22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4744" calcext:value-type="float">
            <text:p>29.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2014-11-19 19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0824" calcext:value-type="float">
            <text:p>28.69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2014-10-22 18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86608" calcext:value-type="float">
            <text:p>28.48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2014-09-24 17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84272" calcext:value-type="float">
            <text:p>28.08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2014-08-28 17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65984" calcext:value-type="float">
            <text:p>28.06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2014-07-29 22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16176" calcext:value-type="float">
            <text:p>27.31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2014-06-19 21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9944" calcext:value-type="float">
            <text:p>25.45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2014-05-29 17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35432" calcext:value-type="float">
            <text:p>25.93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2014-04-16 23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71168" calcext:value-type="float">
            <text:p>26.87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2014-03-27 18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08456" calcext:value-type="float">
            <text:p>26.50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2013-10-14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11376" calcext:value-type="float">
            <text:p>27.01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2013-09-17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62024" calcext:value-type="float">
            <text:p>26.86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2013-08-13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31216" calcext:value-type="float">
            <text:p>25.73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2013-05-15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66608" calcext:value-type="float">
            <text:p>20.86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2013-04-17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2264" calcext:value-type="float">
            <text:p>21.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2013-03-13 16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08" calcext:value-type="float">
            <text:p>21.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2013-02-14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17456" calcext:value-type="float">
            <text:p>22.31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2012-12-17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03" calcext:value-type="float">
            <text:p>24.0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2012-10-16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5792" calcext:value-type="float">
            <text:p>21.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2012-09-04 16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4268" calcext:value-type="float">
            <text:p>21.44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2012-05-10 17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45072" calcext:value-type="float">
            <text:p>19.24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2012-04-16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0532" calcext:value-type="float">
            <text:p>19.70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2012-03-13 18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9728" calcext:value-type="float">
            <text:p>19.15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2012-02-14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04352" calcext:value-type="float">
            <text:p>21.10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2012-01-11 22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224" calcext:value-type="float">
            <text:p>17.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2011-10-17 21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" calcext:value-type="float">
            <text:p>22.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2011-08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4872" calcext:value-type="float">
            <text:p>24.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2011-06-16 21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508" calcext:value-type="float">
            <text:p>17.78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2011-05-11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02328" calcext:value-type="float">
            <text:p>17.10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2011-03-17 15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888" calcext:value-type="float">
            <text:p>24.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2010-12-15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4392" calcext:value-type="float">
            <text:p>23.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2010-11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6248" calcext:value-type="float">
            <text:p>27.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2010-10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844" calcext:value-type="float">
            <text:p>27.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2010-09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034" calcext:value-type="float">
            <text:p>27.20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2010-08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8128" calcext:value-type="float">
            <text:p>25.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2010-07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08128" calcext:value-type="float">
            <text:p>25.40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2010-06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9068" calcext:value-type="float">
            <text:p>24.49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2010-05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7232" calcext:value-type="float">
            <text:p>22.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2010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792" calcext:value-type="float">
            <text:p>17.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2010-02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928" calcext:value-type="float">
            <text:p>17.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2010-02-08 22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1304" calcext:value-type="float">
            <text:p>20.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2010-0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692" calcext:value-type="float">
            <text:p>20.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2009-12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3496" calcext:value-type="float">
            <text:p>20.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2009-11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984" calcext:value-type="float">
            <text:p>25.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2009-10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984" calcext:value-type="float">
            <text:p>25.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2009-09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0696" calcext:value-type="float">
            <text:p>25.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2009-08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3264" calcext:value-type="float">
            <text:p>24.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2009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7252" calcext:value-type="float">
            <text:p>23.97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2009-05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2264" calcext:value-type="float">
            <text:p>21.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2009-04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3184" calcext:value-type="float">
            <text:p>17.09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2009-03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076" calcext:value-type="float">
            <text:p>17.51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2009-0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692" calcext:value-type="float">
            <text:p>20.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2009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432" calcext:value-type="float">
            <text:p>15.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2008-12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976" calcext:value-type="float">
            <text:p>18.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2008-11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076" calcext:value-type="float">
            <text:p>22.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2008-10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6688" calcext:value-type="float">
            <text:p>24.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2008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9632" calcext:value-type="float">
            <text:p>23.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2008-08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0008" calcext:value-type="float">
            <text:p>23.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2008-07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3216" calcext:value-type="float">
            <text:p>22.68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2008-06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032" calcext:value-type="float">
            <text:p>21.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2008-05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1868" calcext:value-type="float">
            <text:p>19.91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2008-04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016" calcext:value-type="float">
            <text:p>16.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2008-03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856" calcext:value-type="float">
            <text:p>11.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2008-0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144" calcext:value-type="float">
            <text:p>11.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2008-01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032" calcext:value-type="float">
            <text:p>13.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2007-12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1688" calcext:value-type="float">
            <text:p>15.79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2007-1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64" calcext:value-type="float">
            <text:p>16.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2007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94" calcext:value-type="float">
            <text:p>18.05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2007-09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4184" calcext:value-type="float">
            <text:p>22.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2007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6272" calcext:value-type="float">
            <text:p>21.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2007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1304" calcext:value-type="float">
            <text:p>20.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2007-06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27368" calcext:value-type="float">
            <text:p>19.32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2007-05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648" calcext:value-type="float">
            <text:p>17.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2007-04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1144" calcext:value-type="float">
            <text:p>12.20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2007-03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2168" calcext:value-type="float">
            <text:p>12.01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2007-02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712" calcext:value-type="float">
            <text:p>11.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2007-01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1768" calcext:value-type="float">
            <text:p>12.62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2006-12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064" calcext:value-type="float">
            <text:p>12.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2006-1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312" calcext:value-type="float">
            <text:p>13.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2006-10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316" calcext:value-type="float">
            <text:p>13.85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2006-01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6896" calcext:value-type="float">
            <text:p>14.02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2005-12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1544" calcext:value-type="float">
            <text:p>15.40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2005-1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6656" calcext:value-type="float">
            <text:p>19.72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2005-10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95008" calcext:value-type="float">
            <text:p>19.49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2005-09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6832" calcext:value-type="float">
            <text:p>18.08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2005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4464" calcext:value-type="float">
            <text:p>12.09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2005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2256" calcext:value-type="float">
            <text:p>11.19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2005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94" calcext:value-type="float">
            <text:p>10.43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2005-05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1088" calcext:value-type="float">
            <text:p>7.1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2005-04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8016" calcext:value-type="float">
            <text:p>7.7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2005-03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2005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724" calcext:value-type="float">
            <text:p>8.39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2005-01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5648" calcext:value-type="float">
            <text:p>9.37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2004-12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768" calcext:value-type="float">
            <text:p>11.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2004-1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26" calcext:value-type="float">
            <text:p>13.18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2004-09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8696" calcext:value-type="float">
            <text:p>13.18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2004-08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12" calcext:value-type="float">
            <text:p>13.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2004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64" calcext:value-type="float">
            <text:p>13.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2004-06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9816" calcext:value-type="float">
            <text:p>14.52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2004-05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8552" calcext:value-type="float">
            <text:p>12.79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2004-04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2584" calcext:value-type="float">
            <text:p>12.29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2004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0088" calcext:value-type="float">
            <text:p>10.61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2004-02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9456" calcext:value-type="float">
            <text:p>11.64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2004-01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8208" calcext:value-type="float">
            <text:p>10.80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2003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5488" calcext:value-type="float">
            <text:p>11.90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2003-1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1056" calcext:value-type="float">
            <text:p>13.02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2003-10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4496" calcext:value-type="float">
            <text:p>13.87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2003-09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9048" calcext:value-type="float">
            <text:p>13.71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2003-08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4264" calcext:value-type="float">
            <text:p>14.30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2003-07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9216" calcext:value-type="float">
            <text:p>13.53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2003-06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3976" calcext:value-type="float">
            <text:p>13.52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2003-05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7704" calcext:value-type="float">
            <text:p>15.15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2003-04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2408" calcext:value-type="float">
            <text:p>13.93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2003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7248" calcext:value-type="float">
            <text:p>10.74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2003-0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7024" calcext:value-type="float">
            <text:p>13.52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2003-01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8904" calcext:value-type="float">
            <text:p>13.32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2002-12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744" calcext:value-type="float">
            <text:p>13.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2002-11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1656" calcext:value-type="float">
            <text:p>14.01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2002-10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4032" calcext:value-type="float">
            <text:p>14.73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2002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2008" calcext:value-type="float">
            <text:p>14.54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2002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5136" calcext:value-type="float">
            <text:p>15.18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2002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424" calcext:value-type="float">
            <text:p>14.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2002-05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308" calcext:value-type="float">
            <text:p>13.21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2002-04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9488" calcext:value-type="float">
            <text:p>13.42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2002-03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532" calcext:value-type="float">
            <text:p>12.08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2002-02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8416" calcext:value-type="float">
            <text:p>10.94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2002-0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648" calcext:value-type="float">
            <text:p>9.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2001-1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9584" calcext:value-type="float">
            <text:p>11.14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2001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0664" calcext:value-type="float">
            <text:p>12.17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2001-10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6704" calcext:value-type="float">
            <text:p>14.77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2001-09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0648" calcext:value-type="float">
            <text:p>15.09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2001-08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9648" calcext:value-type="float">
            <text:p>14.70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2001-07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5432" calcext:value-type="float">
            <text:p>14.50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2001-06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3224" calcext:value-type="float">
            <text:p>13.60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2001-05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9392" calcext:value-type="float">
            <text:p>11.89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2001-04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7056" calcext:value-type="float">
            <text:p>11.49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2001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484" calcext:value-type="float">
            <text:p>12.0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2001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4664" calcext:value-type="float">
            <text:p>13.69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2001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0264" calcext:value-type="float">
            <text:p>16.59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2000-12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4392" calcext:value-type="float">
            <text:p>17.61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2000-1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33592" calcext:value-type="float">
            <text:p>18.83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2000-10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6576" calcext:value-type="float">
            <text:p>19.08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2000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40728" calcext:value-type="float">
            <text:p>19.54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2000-08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78544" calcext:value-type="float">
            <text:p>21.87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2000-07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38008" calcext:value-type="float">
            <text:p>20.63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2000-06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97472" calcext:value-type="float">
            <text:p>19.39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2000-05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144" calcext:value-type="float">
            <text:p>15.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2000-04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9808" calcext:value-type="float">
            <text:p>15.98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2000-03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344" calcext:value-type="float">
            <text:p>16.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2000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0704" calcext:value-type="float">
            <text:p>16.30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2000-01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9824" calcext:value-type="float">
            <text:p>16.87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99-12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8736" calcext:value-type="float">
            <text:p>17.31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99-11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72176" calcext:value-type="float">
            <text:p>18.17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99-10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19392" calcext:value-type="float">
            <text:p>19.51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99-09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6096" calcext:value-type="float">
            <text:p>22.86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99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3288" calcext:value-type="float">
            <text:p>20.97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99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76808" calcext:value-type="float">
            <text:p>26.27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99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48632" calcext:value-type="float">
            <text:p>17.24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99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572" calcext:value-type="float">
            <text:p>15.28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99-04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2424" calcext:value-type="float">
            <text:p>14.82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99-04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3512" calcext:value-type="float">
            <text:p>14.38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99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6408" calcext:value-type="float">
            <text:p>15.45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99-0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5176" calcext:value-type="float">
            <text:p>15.50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98-12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7032" calcext:value-type="float">
            <text:p>15.87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98-1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6864" calcext:value-type="float">
            <text:p>16.05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98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6224" calcext:value-type="float">
            <text:p>14.74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98-09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4496" calcext:value-type="float">
            <text:p>17.68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98-08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77048" calcext:value-type="float">
            <text:p>20.57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98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55128" calcext:value-type="float">
            <text:p>20.45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98-06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3984" calcext:value-type="float">
            <text:p>15.87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98-05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1496" calcext:value-type="float">
            <text:p>12.73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98-04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3744" calcext:value-type="float">
            <text:p>13.95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98-03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57192" calcext:value-type="float">
            <text:p>17.15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98-0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136" calcext:value-type="float">
            <text:p>14.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98-0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28848" calcext:value-type="float">
            <text:p>15.92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97-1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7536" calcext:value-type="float">
            <text:p>15.33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97-11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4224" calcext:value-type="float">
            <text:p>17.79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97-09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7276" calcext:value-type="float">
            <text:p>18.27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97-08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9504" calcext:value-type="float">
            <text:p>18.12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97-07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77688" calcext:value-type="float">
            <text:p>18.07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97-06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1488" calcext:value-type="float">
            <text:p>18.00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97-05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796" calcext:value-type="float">
            <text:p>17.96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97-04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5936" calcext:value-type="float">
            <text:p>17.77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97-03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364" calcext:value-type="float">
            <text:p>17.69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97-01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976" calcext:value-type="float">
            <text:p>17.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96-1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8024" calcext:value-type="float">
            <text:p>17.71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96-1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19064" calcext:value-type="float">
            <text:p>18.41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96-10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6044" calcext:value-type="float">
            <text:p>18.76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96-09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5292" calcext:value-type="float">
            <text:p>19.55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96-08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9624" calcext:value-type="float">
            <text:p>19.08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96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3664" calcext:value-type="float">
            <text:p>18.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96-06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39688" calcext:value-type="float">
            <text:p>18.83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96-05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47536" calcext:value-type="float">
            <text:p>19.14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96-04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2928" calcext:value-type="float">
            <text:p>18.09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96-03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744" calcext:value-type="float">
            <text:p>17.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96-02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27296" calcext:value-type="float">
            <text:p>17.22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96-01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50128" calcext:value-type="float">
            <text:p>18.55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95-12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3424" calcext:value-type="float">
            <text:p>19.01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95-11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62776" calcext:value-type="float">
            <text:p>19.16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95-10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37552" calcext:value-type="float">
            <text:p>20.03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95-09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3956" calcext:value-type="float">
            <text:p>19.33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95-08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53504" calcext:value-type="float">
            <text:p>19.65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95-07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23936" calcext:value-type="float">
            <text:p>20.82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95-06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9832" calcext:value-type="float">
            <text:p>19.22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95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9352" calcext:value-type="float">
            <text:p>19.19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95-04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3256" calcext:value-type="float">
            <text:p>19.19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95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95136" calcext:value-type="float">
            <text:p>18.99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95-02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336" calcext:value-type="float">
            <text:p>19.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94-12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8152" calcext:value-type="float">
            <text:p>19.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94-11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33336" calcext:value-type="float">
            <text:p>19.83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94-10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76008" calcext:value-type="float">
            <text:p>19.87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94-09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24064" calcext:value-type="float">
            <text:p>20.32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94-08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25944" calcext:value-type="float">
            <text:p>20.12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94-07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7776" calcext:value-type="float">
            <text:p>20.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94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85152" calcext:value-type="float">
            <text:p>19.88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94-05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5104" calcext:value-type="float">
            <text:p>19.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94-04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16928" calcext:value-type="float">
            <text:p>19.61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94-03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07784" calcext:value-type="float">
            <text:p>19.60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94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68744" calcext:value-type="float">
            <text:p>19.66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94-01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0532" calcext:value-type="float">
            <text:p>19.70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93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05904" calcext:value-type="float">
            <text:p>19.80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93-11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4436" calcext:value-type="float">
            <text:p>19.64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93-10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9008" calcext:value-type="float">
            <text:p>19.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93-09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92544" calcext:value-type="float">
            <text:p>19.59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93-08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15176" calcext:value-type="float">
            <text:p>19.31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93-07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16016" calcext:value-type="float">
            <text:p>18.41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93-06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3912" calcext:value-type="float">
            <text:p>17.58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93-05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6856" calcext:value-type="float">
            <text:p>17.51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93-04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4808" calcext:value-type="float">
            <text:p>17.89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93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2928" calcext:value-type="float">
            <text:p>18.09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93-02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89384" calcext:value-type="float">
            <text:p>24.78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93-0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42936" calcext:value-type="float">
            <text:p>20.44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92-12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6544" calcext:value-type="float">
            <text:p>20.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92-11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1408" calcext:value-type="float">
            <text:p>21.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92-10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0176" calcext:value-type="float">
            <text:p>21.22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92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82888" calcext:value-type="float">
            <text:p>21.58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92-08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18296" calcext:value-type="float">
            <text:p>21.41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92-07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2952" calcext:value-type="float">
            <text:p>21.33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92-06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788" calcext:value-type="float">
            <text:p>20.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92-05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62976" calcext:value-type="float">
            <text:p>20.76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92-04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92288" calcext:value-type="float">
            <text:p>20.59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92-03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46112" calcext:value-type="float">
            <text:p>19.94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92-0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28536" calcext:value-type="float">
            <text:p>19.52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92-0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92872" calcext:value-type="float">
            <text:p>20.69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91-12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22512" calcext:value-type="float">
            <text:p>21.62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91-11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79128" calcext:value-type="float">
            <text:p>21.97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91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69344" calcext:value-type="float">
            <text:p>24.46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91-09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3096" calcext:value-type="float">
            <text:p>26.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91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10648" calcext:value-type="float">
            <text:p>22.71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91-07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45928" calcext:value-type="float">
            <text:p>23.04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91-06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31728" calcext:value-type="float">
            <text:p>23.73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91-05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96064" calcext:value-type="float">
            <text:p>24.89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91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08328" calcext:value-type="float">
            <text:p>27.00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91-03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95552" calcext:value-type="float">
            <text:p>26.89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91-02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43864" calcext:value-type="float">
            <text:p>26.34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90-12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7304" calcext:value-type="float">
            <text:p>23.38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90-11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73688" calcext:value-type="float">
            <text:p>24.17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90-10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3264" calcext:value-type="float">
            <text:p>25.35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90-09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16176" calcext:value-type="float">
            <text:p>27.31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90-08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63648" calcext:value-type="float">
            <text:p>27.66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90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17344" calcext:value-type="float">
            <text:p>27.51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90-06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36216" calcext:value-type="float">
            <text:p>27.63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90-05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57224" calcext:value-type="float">
            <text:p>26.55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90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90496" calcext:value-type="float">
            <text:p>27.59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90-03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7772" calcext:value-type="float">
            <text:p>27.47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90-02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44192" calcext:value-type="float">
            <text:p>27.44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90-01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19224" calcext:value-type="float">
            <text:p>27.31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9-12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4912" calcext:value-type="float">
            <text:p>27.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9-11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9672" calcext:value-type="float">
            <text:p>27.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9-10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36344" calcext:value-type="float">
            <text:p>27.13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9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67536" calcext:value-type="float">
            <text:p>26.76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9-08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50088" calcext:value-type="float">
            <text:p>25.85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9-07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6416" calcext:value-type="float">
            <text:p>25.42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9-06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13696" calcext:value-type="float">
            <text:p>22.71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9-05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1156" calcext:value-type="float">
            <text:p>23.91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9-04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18312" calcext:value-type="float">
            <text:p>26.11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9-03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20192" calcext:value-type="float">
            <text:p>25.92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9-02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04368" calcext:value-type="float">
            <text:p>25.80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9-0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37184" calcext:value-type="float">
            <text:p>26.23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8-12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83616" calcext:value-type="float">
            <text:p>25.88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8-10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7272" calcext:value-type="float">
            <text:p>25.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8-09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88088" calcext:value-type="float">
            <text:p>25.08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8-08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44704" calcext:value-type="float">
            <text:p>25.44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8-07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8316" calcext:value-type="float">
            <text:p>25.28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8-06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58904" calcext:value-type="float">
            <text:p>24.75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8-05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46384" calcext:value-type="float">
            <text:p>23.64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8-04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8796" calcext:value-type="float">
            <text:p>25.58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8-03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2784" calcext:value-type="float">
            <text:p>24.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8-02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93856" calcext:value-type="float">
            <text:p>23.99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8-0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65128" calcext:value-type="float">
            <text:p>24.26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7-1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7836" calcext:value-type="float">
            <text:p>24.97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7-10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76992" calcext:value-type="float">
            <text:p>23.17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7-09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31984" calcext:value-type="float">
            <text:p>22.73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7-08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9216" calcext:value-type="float">
            <text:p>21.15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7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072" calcext:value-type="float">
            <text:p>21.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7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7484" calcext:value-type="float">
            <text:p>19.67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7-05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2872" calcext:value-type="float">
            <text:p>16.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7-04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584" calcext:value-type="float">
            <text:p>16.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7-03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0868" calcext:value-type="float">
            <text:p>16.10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7-0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58616" calcext:value-type="float">
            <text:p>16.35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7-01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71976" calcext:value-type="float">
            <text:p>16.57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6-12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1888" calcext:value-type="float">
            <text:p>17.39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6-11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4536" calcext:value-type="float">
            <text:p>18.00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6-10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072" calcext:value-type="float">
            <text:p>21.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6-10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12328" calcext:value-type="float">
            <text:p>20.91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6-10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9404" calcext:value-type="float">
            <text:p>20.89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6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60512" calcext:value-type="float">
            <text:p>20.86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6-10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9176" calcext:value-type="float">
            <text:p>20.83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6-10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26984" calcext:value-type="float">
            <text:p>20.82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6-10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11744" calcext:value-type="float">
            <text:p>20.81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6-10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84312" calcext:value-type="float">
            <text:p>20.78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6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92872" calcext:value-type="float">
            <text:p>20.69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6-10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71536" calcext:value-type="float">
            <text:p>20.67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6-10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71536" calcext:value-type="float">
            <text:p>20.67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6-10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1972" calcext:value-type="float">
            <text:p>20.61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6-10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86192" calcext:value-type="float">
            <text:p>20.58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6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77632" calcext:value-type="float">
            <text:p>20.67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6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74" calcext:value-type="float">
            <text:p>20.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6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55712" calcext:value-type="float">
            <text:p>20.55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6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61808" calcext:value-type="float">
            <text:p>20.56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6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67904" calcext:value-type="float">
            <text:p>20.56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6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61808" calcext:value-type="float">
            <text:p>20.56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6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06944" calcext:value-type="float">
            <text:p>20.50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6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34376" calcext:value-type="float">
            <text:p>20.53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6-09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3496" calcext:value-type="float">
            <text:p>20.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6-09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16088" calcext:value-type="float">
            <text:p>20.51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6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46568" calcext:value-type="float">
            <text:p>20.54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6-09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74" calcext:value-type="float">
            <text:p>20.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6-09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18552" calcext:value-type="float">
            <text:p>20.41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6-09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39888" calcext:value-type="float">
            <text:p>20.43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6-09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4352" calcext:value-type="float">
            <text:p>20.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6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3684" calcext:value-type="float">
            <text:p>20.43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6-09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96632" calcext:value-type="float">
            <text:p>20.29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6-09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05776" calcext:value-type="float">
            <text:p>20.30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6-09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78344" calcext:value-type="float">
            <text:p>20.27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6-09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20432" calcext:value-type="float">
            <text:p>20.22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6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05192" calcext:value-type="float">
            <text:p>20.20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6-09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96048" calcext:value-type="float">
            <text:p>20.19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6-09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13752" calcext:value-type="float">
            <text:p>20.11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6-09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8632" calcext:value-type="float">
            <text:p>20.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6-09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89368" calcext:value-type="float">
            <text:p>20.08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6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95464" calcext:value-type="float">
            <text:p>20.09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6-09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7964" calcext:value-type="float">
            <text:p>19.97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6-09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52208" calcext:value-type="float">
            <text:p>19.95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6-09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7964" calcext:value-type="float">
            <text:p>19.97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6-09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97344" calcext:value-type="float">
            <text:p>19.89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6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94296" calcext:value-type="float">
            <text:p>19.89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6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54672" calcext:value-type="float">
            <text:p>19.85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6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90664" calcext:value-type="float">
            <text:p>19.79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6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94424" calcext:value-type="float">
            <text:p>19.39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6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5104" calcext:value-type="float">
            <text:p>19.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6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60184" calcext:value-type="float">
            <text:p>19.76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6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6656" calcext:value-type="float">
            <text:p>19.72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6-08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65696" calcext:value-type="float">
            <text:p>19.66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6-08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80936" calcext:value-type="float">
            <text:p>19.68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6-08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1388" calcext:value-type="float">
            <text:p>19.61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6-08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89496" calcext:value-type="float">
            <text:p>19.58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6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92544" calcext:value-type="float">
            <text:p>19.59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6-08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74256" calcext:value-type="float">
            <text:p>19.57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6-08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072" calcext:value-type="float">
            <text:p>19.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6-08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12712" calcext:value-type="float">
            <text:p>19.41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6-08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48704" calcext:value-type="float">
            <text:p>19.34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6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34048" calcext:value-type="float">
            <text:p>19.43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6-08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45072" calcext:value-type="float">
            <text:p>19.24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6-08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4812" calcext:value-type="float">
            <text:p>19.24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6-08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668" calcext:value-type="float">
            <text:p>19.15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6-08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336" calcext:value-type="float">
            <text:p>19.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6-08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4144" calcext:value-type="float">
            <text:p>19.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6-08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9624" calcext:value-type="float">
            <text:p>19.08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6-08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8716" calcext:value-type="float">
            <text:p>19.18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6-08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0428" calcext:value-type="float">
            <text:p>19.00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6-08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52464" calcext:value-type="float">
            <text:p>18.95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6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15888" calcext:value-type="float">
            <text:p>18.91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6-08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51296" calcext:value-type="float">
            <text:p>18.75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6-08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57392" calcext:value-type="float">
            <text:p>18.75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6-08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63488" calcext:value-type="float">
            <text:p>18.76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6-08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62904" calcext:value-type="float">
            <text:p>18.66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6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11088" calcext:value-type="float">
            <text:p>18.61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6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49544" calcext:value-type="float">
            <text:p>18.44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6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46496" calcext:value-type="float">
            <text:p>18.44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6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95264" calcext:value-type="float">
            <text:p>18.49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6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36184" calcext:value-type="float">
            <text:p>18.23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6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75224" calcext:value-type="float">
            <text:p>18.17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6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084" calcext:value-type="float">
            <text:p>18.15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6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8336" calcext:value-type="float">
            <text:p>17.92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6-07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9568" calcext:value-type="float">
            <text:p>17.87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6-07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8232" calcext:value-type="float">
            <text:p>17.85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6-07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7816" calcext:value-type="float">
            <text:p>17.57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6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1136" calcext:value-type="float">
            <text:p>17.47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6-07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6272" calcext:value-type="float">
            <text:p>17.41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6-07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6712" calcext:value-type="float">
            <text:p>17.12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6-07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0784" calcext:value-type="float">
            <text:p>17.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6-07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9616" calcext:value-type="float">
            <text:p>16.73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6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348" calcext:value-type="float">
            <text:p>16.41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6-07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3436" calcext:value-type="float">
            <text:p>15.83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6-07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564" calcext:value-type="float">
            <text:p>14.64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6-07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04" calcext:value-type="float">
            <text:p>14.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6-07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7248" calcext:value-type="float">
            <text:p>14.55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6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5536" calcext:value-type="float">
            <text:p>14.57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6-07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468" calcext:value-type="float">
            <text:p>14.58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6-07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088" calcext:value-type="float">
            <text:p>14.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6-07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1256" calcext:value-type="float">
            <text:p>14.62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6-07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9168" calcext:value-type="float">
            <text:p>14.67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6-07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136" calcext:value-type="float">
            <text:p>14.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6-07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66" calcext:value-type="float">
            <text:p>14.70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6-07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4992" calcext:value-type="float">
            <text:p>14.79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6-07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6576" calcext:value-type="float">
            <text:p>15.27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6-07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6224" calcext:value-type="float">
            <text:p>14.74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6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28" calcext:value-type="float">
            <text:p>14.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6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3072" calcext:value-type="float">
            <text:p>14.67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6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1632" calcext:value-type="float">
            <text:p>14.58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6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896" calcext:value-type="float">
            <text:p>14.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6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5536" calcext:value-type="float">
            <text:p>14.57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6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2968" calcext:value-type="float">
            <text:p>14.60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6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092" calcext:value-type="float">
            <text:p>14.98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6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324" calcext:value-type="float">
            <text:p>14.49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6-06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324" calcext:value-type="float">
            <text:p>14.49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6-06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6288" calcext:value-type="float">
            <text:p>14.49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6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088" calcext:value-type="float">
            <text:p>14.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6-06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5432" calcext:value-type="float">
            <text:p>14.50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6-06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2864" calcext:value-type="float">
            <text:p>14.53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6-06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4136" calcext:value-type="float">
            <text:p>14.80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6-06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3216" calcext:value-type="float">
            <text:p>15.06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6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2072" calcext:value-type="float">
            <text:p>14.29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6-06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8648" calcext:value-type="float">
            <text:p>14.32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6-06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8272" calcext:value-type="float">
            <text:p>14.36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6-06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8272" calcext:value-type="float">
            <text:p>14.36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6-06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9984" calcext:value-type="float">
            <text:p>14.34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6-06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8752" calcext:value-type="float">
            <text:p>14.39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6-06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9504" calcext:value-type="float">
            <text:p>14.31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6-06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6832" calcext:value-type="float">
            <text:p>14.27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6-06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7416" calcext:value-type="float">
            <text:p>14.37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6-06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5496" calcext:value-type="float">
            <text:p>14.25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6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9296" calcext:value-type="float">
            <text:p>14.17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6-06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4912" calcext:value-type="float">
            <text:p>14.15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6-06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4536" calcext:value-type="float">
            <text:p>14.19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6-06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844" calcext:value-type="float">
            <text:p>14.18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6-06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4536" calcext:value-type="float">
            <text:p>14.19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6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2448" calcext:value-type="float">
            <text:p>14.25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6-05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2176" calcext:value-type="float">
            <text:p>14.36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6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9776" calcext:value-type="float">
            <text:p>14.20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6-05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3576" calcext:value-type="float">
            <text:p>14.13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6-05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748" calcext:value-type="float">
            <text:p>14.12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6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4912" calcext:value-type="float">
            <text:p>14.15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6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1488" calcext:value-type="float">
            <text:p>14.19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6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9776" calcext:value-type="float">
            <text:p>14.20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6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9984" calcext:value-type="float">
            <text:p>14.34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6-05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6728" calcext:value-type="float">
            <text:p>14.20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6-05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1488" calcext:value-type="float">
            <text:p>14.19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6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1384" calcext:value-type="float">
            <text:p>14.12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6-05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2928" calcext:value-type="float">
            <text:p>14.28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6-05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32" calcext:value-type="float">
            <text:p>14.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6-05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9776" calcext:value-type="float">
            <text:p>14.20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6-05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0528" calcext:value-type="float">
            <text:p>14.13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6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032" calcext:value-type="float">
            <text:p>13.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6-05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9568" calcext:value-type="float">
            <text:p>14.06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6-05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9192" calcext:value-type="float">
            <text:p>14.10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6-05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4432" calcext:value-type="float">
            <text:p>14.12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6-05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6144" calcext:value-type="float">
            <text:p>14.10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6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128" calcext:value-type="float">
            <text:p>14.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6-05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08" calcext:value-type="float">
            <text:p>14.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6-05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6896" calcext:value-type="float">
            <text:p>14.02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6-05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2992" calcext:value-type="float">
            <text:p>14.03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6-05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224" calcext:value-type="float">
            <text:p>14.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6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6728" calcext:value-type="float">
            <text:p>14.20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6-05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4496" calcext:value-type="float">
            <text:p>13.87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6-05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0696" calcext:value-type="float">
            <text:p>13.95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6-05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3368" calcext:value-type="float">
            <text:p>13.99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6-05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8504" calcext:value-type="float">
            <text:p>13.93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6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3264" calcext:value-type="float">
            <text:p>13.92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6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2784" calcext:value-type="float">
            <text:p>13.89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6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0592" calcext:value-type="float">
            <text:p>13.88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6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0488" calcext:value-type="float">
            <text:p>13.81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6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1448" calcext:value-type="float">
            <text:p>13.87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6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1616" calcext:value-type="float">
            <text:p>13.69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6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124" calcext:value-type="float">
            <text:p>13.73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6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22" calcext:value-type="float">
            <text:p>13.79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6-04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5144" calcext:value-type="float">
            <text:p>13.72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6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2952" calcext:value-type="float">
            <text:p>13.71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6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648" calcext:value-type="float">
            <text:p>13.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6-04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172" calcext:value-type="float">
            <text:p>13.76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6-04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1616" calcext:value-type="float">
            <text:p>13.69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6-04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504" calcext:value-type="float">
            <text:p>13.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6-04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8944" calcext:value-type="float">
            <text:p>13.64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6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3224" calcext:value-type="float">
            <text:p>13.60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6-04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504" calcext:value-type="float">
            <text:p>13.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6-04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8944" calcext:value-type="float">
            <text:p>13.64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6-04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1992" calcext:value-type="float">
            <text:p>13.65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6-04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552" calcext:value-type="float">
            <text:p>13.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6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6" calcext:value-type="float">
            <text:p>13.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6-04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312" calcext:value-type="float">
            <text:p>13.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6-04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0552" calcext:value-type="float">
            <text:p>13.56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6-04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2744" calcext:value-type="float">
            <text:p>13.57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6-04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932" calcext:value-type="float">
            <text:p>13.60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6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0072" calcext:value-type="float">
            <text:p>13.53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6-04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9592" calcext:value-type="float">
            <text:p>13.49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6-04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6064" calcext:value-type="float">
            <text:p>13.46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6-04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168" calcext:value-type="float">
            <text:p>13.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6-04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2264" calcext:value-type="float">
            <text:p>13.54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6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3392" calcext:value-type="float">
            <text:p>13.42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6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12" calcext:value-type="float">
            <text:p>13.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6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7192" calcext:value-type="float">
            <text:p>13.34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6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8424" calcext:value-type="float">
            <text:p>13.29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6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0992" calcext:value-type="float">
            <text:p>13.27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6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3664" calcext:value-type="float">
            <text:p>13.31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6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0136" calcext:value-type="float">
            <text:p>13.28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6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356" calcext:value-type="float">
            <text:p>13.24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6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0136" calcext:value-type="float">
            <text:p>13.28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6-03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5272" calcext:value-type="float">
            <text:p>13.22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6-03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4896" calcext:value-type="float">
            <text:p>13.26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6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7944" calcext:value-type="float">
            <text:p>13.26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6-03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024" calcext:value-type="float">
            <text:p>13.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6-03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6608" calcext:value-type="float">
            <text:p>13.24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6-03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308" calcext:value-type="float">
            <text:p>13.21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6-03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928" calcext:value-type="float">
            <text:p>13.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6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832" calcext:value-type="float">
            <text:p>13.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6-03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0136" calcext:value-type="float">
            <text:p>13.28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6-03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7944" calcext:value-type="float">
            <text:p>13.26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6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1032" calcext:value-type="float">
            <text:p>13.59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6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3872" calcext:value-type="float">
            <text:p>13.45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6-02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36" calcext:value-type="float">
            <text:p>13.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6-02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0072" calcext:value-type="float">
            <text:p>13.53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6-02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1408" calcext:value-type="float">
            <text:p>13.55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6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9488" calcext:value-type="float">
            <text:p>13.42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6-02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7776" calcext:value-type="float">
            <text:p>13.44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6-02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168" calcext:value-type="float">
            <text:p>13.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6-02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5312" calcext:value-type="float">
            <text:p>13.54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6-02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8736" calcext:value-type="float">
            <text:p>13.50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6-0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7776" calcext:value-type="float">
            <text:p>13.44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6-02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1784" calcext:value-type="float">
            <text:p>13.51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6-02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2056" calcext:value-type="float">
            <text:p>13.40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6-02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9864" calcext:value-type="float">
            <text:p>13.38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6-02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3392" calcext:value-type="float">
            <text:p>13.42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6-0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8904" calcext:value-type="float">
            <text:p>13.32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6-02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8088" calcext:value-type="float">
            <text:p>13.65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6-0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456" calcext:value-type="float">
            <text:p>13.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6-0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8464" calcext:value-type="float">
            <text:p>13.61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6-0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312" calcext:value-type="float">
            <text:p>13.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6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84" calcext:value-type="float">
            <text:p>13.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6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5144" calcext:value-type="float">
            <text:p>13.72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6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22" calcext:value-type="float">
            <text:p>13.79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6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744" calcext:value-type="float">
            <text:p>13.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6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792" calcext:value-type="float">
            <text:p>13.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6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9736" calcext:value-type="float">
            <text:p>13.88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6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412" calcext:value-type="float">
            <text:p>13.91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6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6792" calcext:value-type="float">
            <text:p>13.95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6-0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2888" calcext:value-type="float">
            <text:p>13.96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6-0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6792" calcext:value-type="float">
            <text:p>13.95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6-0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5456" calcext:value-type="float">
            <text:p>13.93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6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412" calcext:value-type="float">
            <text:p>13.91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6-01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3368" calcext:value-type="float">
            <text:p>13.99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6-01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4056" calcext:value-type="float">
            <text:p>14.16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6-01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2344" calcext:value-type="float">
            <text:p>14.18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6-0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984" calcext:value-type="float">
            <text:p>13.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6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8632" calcext:value-type="float">
            <text:p>13.43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6-0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9008" calcext:value-type="float">
            <text:p>13.39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6-0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928" calcext:value-type="float">
            <text:p>13.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6-0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4896" calcext:value-type="float">
            <text:p>13.26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6-01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6544" calcext:value-type="float">
            <text:p>13.49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5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4872" calcext:value-type="float">
            <text:p>13.83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5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6584" calcext:value-type="float">
            <text:p>13.81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5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9904" calcext:value-type="float">
            <text:p>13.70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5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5624" calcext:value-type="float">
            <text:p>13.75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5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1344" calcext:value-type="float">
            <text:p>13.80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5-1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3432" calcext:value-type="float">
            <text:p>13.74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5-1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6208" calcext:value-type="float">
            <text:p>13.85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5-1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792" calcext:value-type="float">
            <text:p>13.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5-1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6104" calcext:value-type="float">
            <text:p>13.78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5-1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6104" calcext:value-type="float">
            <text:p>13.78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5-1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0488" calcext:value-type="float">
            <text:p>13.81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5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3536" calcext:value-type="float">
            <text:p>13.81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5-1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0968" calcext:value-type="float">
            <text:p>13.84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5-12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3536" calcext:value-type="float">
            <text:p>13.81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5-12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744" calcext:value-type="float">
            <text:p>13.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5-12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3056" calcext:value-type="float">
            <text:p>13.78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5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7064" calcext:value-type="float">
            <text:p>13.84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5-12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3536" calcext:value-type="float">
            <text:p>13.81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5-12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0488" calcext:value-type="float">
            <text:p>13.81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5-12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9256" calcext:value-type="float">
            <text:p>13.85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5-12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2576" calcext:value-type="float">
            <text:p>13.75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5-1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5144" calcext:value-type="float">
            <text:p>13.72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5-12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3912" calcext:value-type="float">
            <text:p>13.77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5-12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9528" calcext:value-type="float">
            <text:p>13.74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5-12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0384" calcext:value-type="float">
            <text:p>13.74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5-12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0008" calcext:value-type="float">
            <text:p>13.78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5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9048" calcext:value-type="float">
            <text:p>13.71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5-12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9904" calcext:value-type="float">
            <text:p>13.70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5-1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0696" calcext:value-type="float">
            <text:p>13.95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5-1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2408" calcext:value-type="float">
            <text:p>13.93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5-1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984" calcext:value-type="float">
            <text:p>13.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5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5456" calcext:value-type="float">
            <text:p>13.93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5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1072" calcext:value-type="float">
            <text:p>13.91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5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2408" calcext:value-type="float">
            <text:p>13.93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5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7648" calcext:value-type="float">
            <text:p>13.94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5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2888" calcext:value-type="float">
            <text:p>13.96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5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0528" calcext:value-type="float">
            <text:p>14.13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5-1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512" calcext:value-type="float">
            <text:p>14.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5-1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3992" calcext:value-type="float">
            <text:p>14.41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5-1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5432" calcext:value-type="float">
            <text:p>14.50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5-1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6536" calcext:value-type="float">
            <text:p>14.95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5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56" calcext:value-type="float">
            <text:p>14.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5-11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18" calcext:value-type="float">
            <text:p>14.40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5-11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7792" calcext:value-type="float">
            <text:p>14.33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5-11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3032" calcext:value-type="float">
            <text:p>14.35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5-11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0088" calcext:value-type="float">
            <text:p>14.42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5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3616" calcext:value-type="float">
            <text:p>14.45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5-1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1048" calcext:value-type="float">
            <text:p>14.48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5-1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1152" calcext:value-type="float">
            <text:p>14.55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5-11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3616" calcext:value-type="float">
            <text:p>14.45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5-11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0192" calcext:value-type="float">
            <text:p>14.49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5-1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4304" calcext:value-type="float">
            <text:p>14.62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5-11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1464" calcext:value-type="float">
            <text:p>14.76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5-11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2592" calcext:value-type="float">
            <text:p>14.64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5-1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3824" calcext:value-type="float">
            <text:p>14.59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5-1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3552" calcext:value-type="float">
            <text:p>14.70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5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9272" calcext:value-type="float">
            <text:p>14.74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5-1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7456" calcext:value-type="float">
            <text:p>14.69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5-1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3176" calcext:value-type="float">
            <text:p>14.74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5-1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8792" calcext:value-type="float">
            <text:p>14.71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5-11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2424" calcext:value-type="float">
            <text:p>14.82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5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6224" calcext:value-type="float">
            <text:p>14.74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5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1088" calcext:value-type="float">
            <text:p>14.80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5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6808" calcext:value-type="float">
            <text:p>14.84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5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3384" calcext:value-type="float">
            <text:p>14.88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5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424" calcext:value-type="float">
            <text:p>14.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5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0336" calcext:value-type="float">
            <text:p>14.88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5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8728" calcext:value-type="float">
            <text:p>14.96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5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2256" calcext:value-type="float">
            <text:p>15.00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5-10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712" calcext:value-type="float">
            <text:p>15.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5-10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8936" calcext:value-type="float">
            <text:p>15.10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5-10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1608" calcext:value-type="float">
            <text:p>15.15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5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0376" calcext:value-type="float">
            <text:p>15.20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5-10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2192" calcext:value-type="float">
            <text:p>15.25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5-10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5448" calcext:value-type="float">
            <text:p>15.39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5-10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4112" calcext:value-type="float">
            <text:p>15.37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5-10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576" calcext:value-type="float">
            <text:p>15.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5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6488" calcext:value-type="float">
            <text:p>16.09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5-10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8736" calcext:value-type="float">
            <text:p>17.31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5-10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88" calcext:value-type="float">
            <text:p>17.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5-10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924" calcext:value-type="float">
            <text:p>16.77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5-10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6512" calcext:value-type="float">
            <text:p>15.52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5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576" calcext:value-type="float">
            <text:p>15.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5-10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5864" calcext:value-type="float">
            <text:p>15.67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5-10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69056" calcext:value-type="float">
            <text:p>16.06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5-10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18152" calcext:value-type="float">
            <text:p>17.21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5-10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11472" calcext:value-type="float">
            <text:p>17.11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5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4876" calcext:value-type="float">
            <text:p>16.74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5-10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64256" calcext:value-type="float">
            <text:p>15.76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5-10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6344" calcext:value-type="float">
            <text:p>15.70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5-10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92272" calcext:value-type="float">
            <text:p>15.89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5-10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9536" calcext:value-type="float">
            <text:p>16.09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5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3288" calcext:value-type="float">
            <text:p>17.16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5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976" calcext:value-type="float">
            <text:p>17.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5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8112" calcext:value-type="float">
            <text:p>16.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5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3568" calcext:value-type="float">
            <text:p>15.59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5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9976" calcext:value-type="float">
            <text:p>15.80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5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68472" calcext:value-type="float">
            <text:p>15.96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5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632" calcext:value-type="float">
            <text:p>16.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5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8216" calcext:value-type="float">
            <text:p>17.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5-09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87672" calcext:value-type="float">
            <text:p>17.18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5-09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4208" calcext:value-type="float">
            <text:p>16.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5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2336" calcext:value-type="float">
            <text:p>15.64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5-09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6824" calcext:value-type="float">
            <text:p>15.73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5-09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3984" calcext:value-type="float">
            <text:p>15.87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5-09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7448" calcext:value-type="float">
            <text:p>16.15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5-09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968" calcext:value-type="float">
            <text:p>16.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5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408" calcext:value-type="float">
            <text:p>17.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5-09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9344" calcext:value-type="float">
            <text:p>16.84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5-09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17112" calcext:value-type="float">
            <text:p>16.51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5-09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72" calcext:value-type="float">
            <text:p>15.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5-09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2064" calcext:value-type="float">
            <text:p>15.75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5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02" calcext:value-type="float">
            <text:p>16.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5-09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8112" calcext:value-type="float">
            <text:p>16.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5-09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5792" calcext:value-type="float">
            <text:p>17.38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5-09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9448" calcext:value-type="float">
            <text:p>16.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5-09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01288" calcext:value-type="float">
            <text:p>16.40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5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3436" calcext:value-type="float">
            <text:p>15.83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5-09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912" calcext:value-type="float">
            <text:p>15.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5-09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45256" calcext:value-type="float">
            <text:p>16.14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5-09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2684" calcext:value-type="float">
            <text:p>16.62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5-09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0656" calcext:value-type="float">
            <text:p>17.44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5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57904" calcext:value-type="float">
            <text:p>16.75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5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07384" calcext:value-type="float">
            <text:p>16.40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5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67304" calcext:value-type="float">
            <text:p>15.76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5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484" calcext:value-type="float">
            <text:p>15.86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5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536" calcext:value-type="float">
            <text:p>16.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5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54272" calcext:value-type="float">
            <text:p>16.65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5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7504" calcext:value-type="float">
            <text:p>17.36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5-08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92728" calcext:value-type="float">
            <text:p>16.49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5-08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47008" calcext:value-type="float">
            <text:p>16.44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5-08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67304" calcext:value-type="float">
            <text:p>15.76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5-08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912" calcext:value-type="float">
            <text:p>15.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5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2688" calcext:value-type="float">
            <text:p>16.17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5-08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68928" calcext:value-type="float">
            <text:p>16.56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5-08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408" calcext:value-type="float">
            <text:p>17.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5-08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64" calcext:value-type="float">
            <text:p>16.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5-08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4208" calcext:value-type="float">
            <text:p>16.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5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0144" calcext:value-type="float">
            <text:p>15.63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5-08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3504" calcext:value-type="float">
            <text:p>15.84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5-08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05632" calcext:value-type="float">
            <text:p>16.10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5-08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51224" calcext:value-type="float">
            <text:p>16.65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5-08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4664" calcext:value-type="float">
            <text:p>17.50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5-08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3352" calcext:value-type="float">
            <text:p>16.91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5-08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54856" calcext:value-type="float">
            <text:p>16.75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5-08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54856" calcext:value-type="float">
            <text:p>16.75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5-08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34" calcext:value-type="float">
            <text:p>15.77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5-08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75152" calcext:value-type="float">
            <text:p>16.07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5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64" calcext:value-type="float">
            <text:p>16.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5-08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32096" calcext:value-type="float">
            <text:p>17.53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5-08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688" calcext:value-type="float">
            <text:p>16.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5-08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64" calcext:value-type="float">
            <text:p>16.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5-08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4944" calcext:value-type="float">
            <text:p>15.93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5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08096" calcext:value-type="float">
            <text:p>16.00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5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8592" calcext:value-type="float">
            <text:p>16.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5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696" calcext:value-type="float">
            <text:p>17.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5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16984" calcext:value-type="float">
            <text:p>17.01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5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3728" calcext:value-type="float">
            <text:p>16.87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5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3984" calcext:value-type="float">
            <text:p>15.87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5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6656" calcext:value-type="float">
            <text:p>15.91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5-07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3272" calcext:value-type="float">
            <text:p>16.27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5-07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29888" calcext:value-type="float">
            <text:p>16.62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5-07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5352" calcext:value-type="float">
            <text:p>17.67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5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88" calcext:value-type="float">
            <text:p>17.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5-07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0304" calcext:value-type="float">
            <text:p>16.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5-07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58744" calcext:value-type="float">
            <text:p>15.85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5-07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1792" calcext:value-type="float">
            <text:p>15.86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5-07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0496" calcext:value-type="float">
            <text:p>16.16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5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84168" calcext:value-type="float">
            <text:p>16.58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5-07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0176" calcext:value-type="float">
            <text:p>17.41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5-07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5752" calcext:value-type="float">
            <text:p>17.06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5-07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04336" calcext:value-type="float">
            <text:p>16.40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5-07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2712" calcext:value-type="float">
            <text:p>15.60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5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96" calcext:value-type="float">
            <text:p>15.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5-07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916" calcext:value-type="float">
            <text:p>16.13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5-07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51808" calcext:value-type="float">
            <text:p>16.75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5-07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8296" calcext:value-type="float">
            <text:p>17.60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5-07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3768" calcext:value-type="float">
            <text:p>17.19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5-07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45" calcext:value-type="float">
            <text:p>17.1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5-07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7256" calcext:value-type="float">
            <text:p>16.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5-07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3128" calcext:value-type="float">
            <text:p>15.88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5-07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68" calcext:value-type="float">
            <text:p>16.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5-07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64" calcext:value-type="float">
            <text:p>16.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5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408" calcext:value-type="float">
            <text:p>17.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5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88" calcext:value-type="float">
            <text:p>17.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5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8592" calcext:value-type="float">
            <text:p>16.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5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6992" calcext:value-type="float">
            <text:p>15.55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5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1724" calcext:value-type="float">
            <text:p>16.01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5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4208" calcext:value-type="float">
            <text:p>16.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5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9176" calcext:value-type="float">
            <text:p>17.02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5-06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7256" calcext:value-type="float">
            <text:p>16.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5-06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2792" calcext:value-type="float">
            <text:p>16.24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5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488" calcext:value-type="float">
            <text:p>16.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5-06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83" calcext:value-type="float">
            <text:p>16.3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5-06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6776" calcext:value-type="float">
            <text:p>16.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5-06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14064" calcext:value-type="float">
            <text:p>16.51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5-06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51224" calcext:value-type="float">
            <text:p>16.65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5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0472" calcext:value-type="float">
            <text:p>16.73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5-06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924" calcext:value-type="float">
            <text:p>16.77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5-06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45712" calcext:value-type="float">
            <text:p>16.74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5-06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09136" calcext:value-type="float">
            <text:p>16.70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5-06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0492" calcext:value-type="float">
            <text:p>16.50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5-06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9448" calcext:value-type="float">
            <text:p>16.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5-06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8464" calcext:value-type="float">
            <text:p>17.42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5-06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0072" calcext:value-type="float">
            <text:p>17.34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5-06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41368" calcext:value-type="float">
            <text:p>17.04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5-06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3976" calcext:value-type="float">
            <text:p>17.33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5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95648" calcext:value-type="float">
            <text:p>16.99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5-06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91432" calcext:value-type="float">
            <text:p>16.79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5-06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8592" calcext:value-type="float">
            <text:p>16.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5-06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54272" calcext:value-type="float">
            <text:p>16.65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5-06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06088" calcext:value-type="float">
            <text:p>16.70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5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58488" calcext:value-type="float">
            <text:p>16.85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5-05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0408" calcext:value-type="float">
            <text:p>16.98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5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3164" calcext:value-type="float">
            <text:p>16.93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5-05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31056" calcext:value-type="float">
            <text:p>16.83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5-05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8592" calcext:value-type="float">
            <text:p>16.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5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35984" calcext:value-type="float">
            <text:p>16.63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5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21328" calcext:value-type="float">
            <text:p>16.72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5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4208" calcext:value-type="float">
            <text:p>16.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5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37864" calcext:value-type="float">
            <text:p>16.43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5-05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94608" calcext:value-type="float">
            <text:p>16.29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5-05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8784" calcext:value-type="float">
            <text:p>16.17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5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8408" calcext:value-type="float">
            <text:p>16.21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5-05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008" calcext:value-type="float">
            <text:p>15.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5-05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6824" calcext:value-type="float">
            <text:p>15.73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5-05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3296" calcext:value-type="float">
            <text:p>15.70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5-05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3256" calcext:value-type="float">
            <text:p>15.38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5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2736" calcext:value-type="float">
            <text:p>15.03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5-05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704" calcext:value-type="float">
            <text:p>14.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5-05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548" calcext:value-type="float">
            <text:p>13.36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5-05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024" calcext:value-type="float">
            <text:p>13.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5-05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6544" calcext:value-type="float">
            <text:p>13.49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5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552" calcext:value-type="float">
            <text:p>13.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5-05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748" calcext:value-type="float">
            <text:p>14.12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5-05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2192" calcext:value-type="float">
            <text:p>15.25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5-05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5032" calcext:value-type="float">
            <text:p>15.11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5-05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3304" calcext:value-type="float">
            <text:p>14.24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5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4232" calcext:value-type="float">
            <text:p>12.52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5-05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8992" calcext:value-type="float">
            <text:p>12.50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5-05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5088" calcext:value-type="float">
            <text:p>12.51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5-05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2728" calcext:value-type="float">
            <text:p>12.68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5-05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872" calcext:value-type="float">
            <text:p>12.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5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5192" calcext:value-type="float">
            <text:p>12.58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5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6632" calcext:value-type="float">
            <text:p>12.67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5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6152" calcext:value-type="float">
            <text:p>12.64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5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4608" calcext:value-type="float">
            <text:p>12.48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5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2896" calcext:value-type="float">
            <text:p>12.50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5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3648" calcext:value-type="float">
            <text:p>12.42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5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584" calcext:value-type="float">
            <text:p>12.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5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3856" calcext:value-type="float">
            <text:p>12.56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5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9744" calcext:value-type="float">
            <text:p>12.42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5-04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2792" calcext:value-type="float">
            <text:p>12.43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5-04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9096" calcext:value-type="float">
            <text:p>12.57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5-04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536" calcext:value-type="float">
            <text:p>12.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5-04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1184" calcext:value-type="float">
            <text:p>12.52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5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9848" calcext:value-type="float">
            <text:p>12.49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5-04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0704" calcext:value-type="float">
            <text:p>12.49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5-04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2792" calcext:value-type="float">
            <text:p>12.43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5-04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2792" calcext:value-type="float">
            <text:p>12.43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5-04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2896" calcext:value-type="float">
            <text:p>12.50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5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6216" calcext:value-type="float">
            <text:p>12.39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5-04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7656" calcext:value-type="float">
            <text:p>12.48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5-04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012" calcext:value-type="float">
            <text:p>12.39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5-04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8784" calcext:value-type="float">
            <text:p>12.36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5-04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5464" calcext:value-type="float">
            <text:p>12.47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5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4984" calcext:value-type="float">
            <text:p>12.44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5-04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9744" calcext:value-type="float">
            <text:p>12.42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5-04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104" calcext:value-type="float">
            <text:p>12.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5-04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44" calcext:value-type="float">
            <text:p>12.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5-04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8616" calcext:value-type="float">
            <text:p>12.54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5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4336" calcext:value-type="float">
            <text:p>12.59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5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872" calcext:value-type="float">
            <text:p>12.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5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8448" calcext:value-type="float">
            <text:p>12.72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5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824" calcext:value-type="float">
            <text:p>12.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5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5672" calcext:value-type="float">
            <text:p>12.61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5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5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968" calcext:value-type="float">
            <text:p>12.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5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0704" calcext:value-type="float">
            <text:p>12.49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5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3" calcext:value-type="float">
            <text:p>12.5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5-03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5672" calcext:value-type="float">
            <text:p>12.61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5-03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9784" calcext:value-type="float">
            <text:p>12.74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5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8448" calcext:value-type="float">
            <text:p>12.72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5-03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1976" calcext:value-type="float">
            <text:p>12.76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5-03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7592" calcext:value-type="float">
            <text:p>12.73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5-03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6528" calcext:value-type="float">
            <text:p>12.60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5-03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2624" calcext:value-type="float">
            <text:p>12.61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5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7008" calcext:value-type="float">
            <text:p>12.63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5-03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6736" calcext:value-type="float">
            <text:p>12.74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5-03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7488" calcext:value-type="float">
            <text:p>12.66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5-03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6256" calcext:value-type="float">
            <text:p>12.71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5-03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1496" calcext:value-type="float">
            <text:p>12.73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5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5024" calcext:value-type="float">
            <text:p>12.76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5-03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208" calcext:value-type="float">
            <text:p>12.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5-03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684" calcext:value-type="float">
            <text:p>12.81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5-03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7904" calcext:value-type="float">
            <text:p>12.94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5-03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3896" calcext:value-type="float">
            <text:p>12.88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5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6192" calcext:value-type="float">
            <text:p>12.96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5-03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4856" calcext:value-type="float">
            <text:p>12.94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5-03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6296" calcext:value-type="float">
            <text:p>13.03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5-03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8008" calcext:value-type="float">
            <text:p>13.01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5-03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784" calcext:value-type="float">
            <text:p>13.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5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88" calcext:value-type="float">
            <text:p>13.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5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4624" calcext:value-type="float">
            <text:p>13.37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5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7984" calcext:value-type="float">
            <text:p>13.58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5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3032" calcext:value-type="float">
            <text:p>14.35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5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4216" calcext:value-type="float">
            <text:p>15.44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5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8832" calcext:value-type="float">
            <text:p>15.03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5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08" calcext:value-type="float">
            <text:p>14.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5-0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0704" calcext:value-type="float">
            <text:p>12.49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5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06" calcext:value-type="float">
            <text:p>12.42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5-0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4608" calcext:value-type="float">
            <text:p>12.48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5-02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9472" calcext:value-type="float">
            <text:p>12.53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5-02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2416" calcext:value-type="float">
            <text:p>12.47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5-02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3752" calcext:value-type="float">
            <text:p>12.49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5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68" calcext:value-type="float">
            <text:p>12.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5-02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8616" calcext:value-type="float">
            <text:p>12.54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5-02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5088" calcext:value-type="float">
            <text:p>12.51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5-02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3752" calcext:value-type="float">
            <text:p>12.49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5-02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108" calcext:value-type="float">
            <text:p>12.45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5-0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1936" calcext:value-type="float">
            <text:p>12.4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5-02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5464" calcext:value-type="float">
            <text:p>12.47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5-02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3064" calcext:value-type="float">
            <text:p>12.32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5-02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5736" calcext:value-type="float">
            <text:p>12.36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5-02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156" calcext:value-type="float">
            <text:p>12.48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5-0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5944" calcext:value-type="float">
            <text:p>12.50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5-02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7384" calcext:value-type="float">
            <text:p>12.59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5-0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208" calcext:value-type="float">
            <text:p>12.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5-0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5752" calcext:value-type="float">
            <text:p>13.25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5-0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2056" calcext:value-type="float">
            <text:p>13.40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5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7024" calcext:value-type="float">
            <text:p>13.52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5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456" calcext:value-type="float">
            <text:p>13.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5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5416" calcext:value-type="float">
            <text:p>13.61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5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9904" calcext:value-type="float">
            <text:p>13.70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5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1448" calcext:value-type="float">
            <text:p>13.87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5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1656" calcext:value-type="float">
            <text:p>14.01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5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9024" calcext:value-type="float">
            <text:p>14.28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5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7144" calcext:value-type="float">
            <text:p>14.48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5-0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52" calcext:value-type="float">
            <text:p>14.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5-0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4772" calcext:value-type="float">
            <text:p>16.04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5-0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9532" calcext:value-type="float">
            <text:p>15.89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5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6072" calcext:value-type="float">
            <text:p>15.81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5-01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8912" calcext:value-type="float">
            <text:p>15.67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5-01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8328" calcext:value-type="float">
            <text:p>15.57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5-01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1752" calcext:value-type="float">
            <text:p>15.54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5-01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5616" calcext:value-type="float">
            <text:p>15.21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5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7832" calcext:value-type="float">
            <text:p>14.65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5-0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0648" calcext:value-type="float">
            <text:p>15.09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5-0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996" calcext:value-type="float">
            <text:p>14.91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5-01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376" calcext:value-type="float">
            <text:p>14.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5-01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9336" calcext:value-type="float">
            <text:p>14.49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5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3032" calcext:value-type="float">
            <text:p>14.35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5-01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1216" calcext:value-type="float">
            <text:p>14.30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4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0776" calcext:value-type="float">
            <text:p>10.78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4-09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4984" calcext:value-type="float">
            <text:p>12.44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4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4672" calcext:value-type="float">
            <text:p>12.23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4-08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1624" calcext:value-type="float">
            <text:p>12.23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4-08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5528" calcext:value-type="float">
            <text:p>12.22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4-08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248" calcext:value-type="float">
            <text:p>12.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4-08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6384" calcext:value-type="float">
            <text:p>12.21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4-08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3336" calcext:value-type="float">
            <text:p>12.21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4-08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0288" calcext:value-type="float">
            <text:p>12.21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4-08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724" calcext:value-type="float">
            <text:p>12.20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4-08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1144" calcext:value-type="float">
            <text:p>12.20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4-08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8096" calcext:value-type="float">
            <text:p>12.19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4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5048" calcext:value-type="float">
            <text:p>12.19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4-08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8952" calcext:value-type="float">
            <text:p>12.18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4-08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5904" calcext:value-type="float">
            <text:p>12.18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4-08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2856" calcext:value-type="float">
            <text:p>12.18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4-08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9808" calcext:value-type="float">
            <text:p>12.17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4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676" calcext:value-type="float">
            <text:p>12.17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4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7616" calcext:value-type="float">
            <text:p>12.16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4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152" calcext:value-type="float">
            <text:p>12.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4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5424" calcext:value-type="float">
            <text:p>12.15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4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9328" calcext:value-type="float">
            <text:p>12.14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4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628" calcext:value-type="float">
            <text:p>12.14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4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0184" calcext:value-type="float">
            <text:p>12.14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4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4088" calcext:value-type="float">
            <text:p>12.13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4-07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7992" calcext:value-type="float">
            <text:p>12.12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4-07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4944" calcext:value-type="float">
            <text:p>12.12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4-07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1896" calcext:value-type="float">
            <text:p>12.12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4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8848" calcext:value-type="float">
            <text:p>12.11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4-07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2752" calcext:value-type="float">
            <text:p>12.11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4-07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6656" calcext:value-type="float">
            <text:p>12.10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4-07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056" calcext:value-type="float">
            <text:p>12.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4-07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8368" calcext:value-type="float">
            <text:p>12.08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4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532" calcext:value-type="float">
            <text:p>12.08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4-07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6176" calcext:value-type="float">
            <text:p>12.07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4-07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008" calcext:value-type="float">
            <text:p>12.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4-07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0936" calcext:value-type="float">
            <text:p>12.06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4-07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8744" calcext:value-type="float">
            <text:p>12.04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4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2648" calcext:value-type="float">
            <text:p>12.04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4-07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6552" calcext:value-type="float">
            <text:p>12.03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4-07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0456" calcext:value-type="float">
            <text:p>12.03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4-07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1312" calcext:value-type="float">
            <text:p>12.02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4-07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5216" calcext:value-type="float">
            <text:p>12.01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4-07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912" calcext:value-type="float">
            <text:p>12.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4-07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3024" calcext:value-type="float">
            <text:p>12.00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4-07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388" calcext:value-type="float">
            <text:p>11.99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4-07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7784" calcext:value-type="float">
            <text:p>11.98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4-07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1688" calcext:value-type="float">
            <text:p>11.98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4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5592" calcext:value-type="float">
            <text:p>11.97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4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6448" calcext:value-type="float">
            <text:p>11.96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4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4256" calcext:value-type="float">
            <text:p>11.95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4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816" calcext:value-type="float">
            <text:p>11.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4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2064" calcext:value-type="float">
            <text:p>11.94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4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5968" calcext:value-type="float">
            <text:p>11.93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4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6824" calcext:value-type="float">
            <text:p>11.92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4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0728" calcext:value-type="float">
            <text:p>11.92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4-06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4632" calcext:value-type="float">
            <text:p>11.91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4-06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8536" calcext:value-type="float">
            <text:p>11.90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4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244" calcext:value-type="float">
            <text:p>11.90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4-06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3296" calcext:value-type="float">
            <text:p>11.89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4-06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72" calcext:value-type="float">
            <text:p>11.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4-06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1104" calcext:value-type="float">
            <text:p>11.88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4-06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196" calcext:value-type="float">
            <text:p>11.87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4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2816" calcext:value-type="float">
            <text:p>11.86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4-06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672" calcext:value-type="float">
            <text:p>11.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4-06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7576" calcext:value-type="float">
            <text:p>11.84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4-06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148" calcext:value-type="float">
            <text:p>11.84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4-06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2336" calcext:value-type="float">
            <text:p>11.83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4-06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3192" calcext:value-type="float">
            <text:p>11.82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4-06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7096" calcext:value-type="float">
            <text:p>11.81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4-06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7952" calcext:value-type="float">
            <text:p>11.80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4-06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1856" calcext:value-type="float">
            <text:p>11.80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4-06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2712" calcext:value-type="float">
            <text:p>11.79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4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6616" calcext:value-type="float">
            <text:p>11.78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4-06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052" calcext:value-type="float">
            <text:p>11.78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4-06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4424" calcext:value-type="float">
            <text:p>11.77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4-06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1376" calcext:value-type="float">
            <text:p>11.77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4-06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528" calcext:value-type="float">
            <text:p>11.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4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6136" calcext:value-type="float">
            <text:p>11.75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4-05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004" calcext:value-type="float">
            <text:p>11.75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4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3944" calcext:value-type="float">
            <text:p>11.74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4-05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7848" calcext:value-type="float">
            <text:p>11.73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4-05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48" calcext:value-type="float">
            <text:p>11.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4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5656" calcext:value-type="float">
            <text:p>11.72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4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956" calcext:value-type="float">
            <text:p>11.71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4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3464" calcext:value-type="float">
            <text:p>11.71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4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0416" calcext:value-type="float">
            <text:p>11.71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4-05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432" calcext:value-type="float">
            <text:p>11.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4-05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8224" calcext:value-type="float">
            <text:p>11.69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4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2128" calcext:value-type="float">
            <text:p>11.69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4-05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6032" calcext:value-type="float">
            <text:p>11.68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4-05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9936" calcext:value-type="float">
            <text:p>11.67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4-05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384" calcext:value-type="float">
            <text:p>11.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4-05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0792" calcext:value-type="float">
            <text:p>11.67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4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7744" calcext:value-type="float">
            <text:p>11.66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4-05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1648" calcext:value-type="float">
            <text:p>11.66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4-05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86" calcext:value-type="float">
            <text:p>11.65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4-05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5552" calcext:value-type="float">
            <text:p>11.65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4-05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9456" calcext:value-type="float">
            <text:p>11.64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4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336" calcext:value-type="float">
            <text:p>11.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4-05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7264" calcext:value-type="float">
            <text:p>11.63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4-05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4216" calcext:value-type="float">
            <text:p>11.63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4-05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1168" calcext:value-type="float">
            <text:p>11.63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4-05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5072" calcext:value-type="float">
            <text:p>11.62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4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2024" calcext:value-type="float">
            <text:p>11.62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4-05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8976" calcext:value-type="float">
            <text:p>11.61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4-05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8976" calcext:value-type="float">
            <text:p>11.61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4-05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8976" calcext:value-type="float">
            <text:p>11.61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4-05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5928" calcext:value-type="float">
            <text:p>11.61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4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288" calcext:value-type="float">
            <text:p>11.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4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288" calcext:value-type="float">
            <text:p>11.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4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288" calcext:value-type="float">
            <text:p>11.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4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9832" calcext:value-type="float">
            <text:p>11.60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4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9832" calcext:value-type="float">
            <text:p>11.60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4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3736" calcext:value-type="float">
            <text:p>11.60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4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764" calcext:value-type="float">
            <text:p>11.59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4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764" calcext:value-type="float">
            <text:p>11.59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4-04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764" calcext:value-type="float">
            <text:p>11.59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4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764" calcext:value-type="float">
            <text:p>11.59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4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764" calcext:value-type="float">
            <text:p>11.59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4-04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764" calcext:value-type="float">
            <text:p>11.59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4-04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764" calcext:value-type="float">
            <text:p>11.59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4-04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764" calcext:value-type="float">
            <text:p>11.59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4-04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764" calcext:value-type="float">
            <text:p>11.59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4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764" calcext:value-type="float">
            <text:p>11.59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4-04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764" calcext:value-type="float">
            <text:p>11.59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4-04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764" calcext:value-type="float">
            <text:p>11.59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4-04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0688" calcext:value-type="float">
            <text:p>11.60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4-04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0688" calcext:value-type="float">
            <text:p>11.60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4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0688" calcext:value-type="float">
            <text:p>11.60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4-04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0688" calcext:value-type="float">
            <text:p>11.60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4-04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0688" calcext:value-type="float">
            <text:p>11.60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4-04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0688" calcext:value-type="float">
            <text:p>11.60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4-04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0688" calcext:value-type="float">
            <text:p>11.60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4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0688" calcext:value-type="float">
            <text:p>11.60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4-04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0688" calcext:value-type="float">
            <text:p>11.60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4-04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0688" calcext:value-type="float">
            <text:p>11.60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4-04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3736" calcext:value-type="float">
            <text:p>11.60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4-04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3736" calcext:value-type="float">
            <text:p>11.60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4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6784" calcext:value-type="float">
            <text:p>11.60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4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6784" calcext:value-type="float">
            <text:p>11.60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4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6784" calcext:value-type="float">
            <text:p>11.60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4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6784" calcext:value-type="float">
            <text:p>11.60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4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6784" calcext:value-type="float">
            <text:p>11.60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4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6784" calcext:value-type="float">
            <text:p>11.60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4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6784" calcext:value-type="float">
            <text:p>11.60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4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3736" calcext:value-type="float">
            <text:p>11.60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4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3736" calcext:value-type="float">
            <text:p>11.60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4-03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3736" calcext:value-type="float">
            <text:p>11.60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84-03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8496" calcext:value-type="float">
            <text:p>11.58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78-07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9968" calcext:value-type="float">
            <text:p>17.26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39119452801</text:p>
          </table:table-cell>
          <table:table-cell office:value-type="string" calcext:value-type="string">
            <text:p>004N028W12H004S</text:p>
          </table:table-cell>
          <table:table-cell office:value-type="string" calcext:value-type="string">
            <text:p>1977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738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7194" meta:object-count="0"/>
    <meta:user-defined meta:name="AppVersion">3.0</meta:user-defined>
  </office:meta>
</office:document-meta>
</file>